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57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6" office:value-type="string" calcext:value-type="string">
            <office:annotation draw:style-name="gr1" draw:text-style-name="P2" svg:width="6.525cm" svg:height="2.076cm" svg:x="6.509cm" svg:y="0.053cm" draw:caption-point-x="22.01cm" draw:caption-point-y="-0.043cm">
              <dc:date>2021-03-02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table-cell table:style-name="ce6" office:value-type="string" calcext:value-type="string" table:number-columns-spanned="3" table:number-rows-spanned="1">
            <office:annotation draw:style-name="gr2" draw:text-style-name="P2" svg:width="7.184cm" svg:height="1.772cm" svg:x="11.922cm" svg:y="0.053cm" draw:caption-point-x="21.86cm" draw:caption-point-y="-0.043cm">
              <dc:date>2021-03-02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5"/>
          <table:table-cell table:number-columns-repeated="101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16"/>
        </table:table-row>
        <table:table-row table:style-name="ro3">
          <table:table-cell office:value-type="float" office:value="2250" calcext:value-type="float">
            <text:p>2250</text:p>
          </table:table-cell>
          <table:table-cell office:value-type="string" calcext:value-type="string">
            <text:p>ADELMO PIN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0" calcext:value-type="float">
            <text:p><text:s/>- </text:p>
          </table:table-cell>
          <table:table-cell table:style-name="ce4" office:value-type="float" office:value="5053.32" calcext:value-type="float">
            <text:p><text:s/>5.053,32 </text:p>
          </table:table-cell>
          <table:table-cell table:style-name="ce4" office:value-type="float" office:value="0" calcext:value-type="float">
            <text:p><text:s/>-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a da última atualização: 01/02/2021</text:p>
          </table:table-cell>
          <table:table-cell table:number-columns-repeated="3"/>
          <table:table-cell table:style-name="ce4" table:number-columns-repeated="4"/>
          <table:table-cell table:number-columns-repeated="1016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9:49:17.2061929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49:44.610000000</meta:creation-date>
    <dc:date>2021-03-04T09:50:00.771747302</dc:date>
    <meta:editing-duration>PT58S</meta:editing-duration>
    <meta:editing-cycles>2</meta:editing-cycles>
    <meta:generator>LibreOffice/6.4.6.2$Linux_X86_64 LibreOffice_project/40$Build-2</meta:generator>
    <meta:document-statistic meta:table-count="1" meta:cell-count="21" meta:object-count="0"/>
  </office:meta>
</office:document-meta>
</file>